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ls gebruiker wil ik studenten op kunnen zoeken zodat ik hun gegevens kan zien</text:p>
      <text:p text:style-name="Standaard">Als gebruiker wil ik de klassen kunnen opzoeken zodat ik kan zien wie in welke klas zit</text:p>
      <text:p text:style-name="Standaard">Als gebruiker wil ik dat ik leerlingen kan toevoegen zodat er meer leerlingen in het systeem staan</text:p>
      <text:p text:style-name="Standaard">Als gebruiker wil ik leerlingen kunnen bewerken zodat ik hun gegevens kan aanpassen als er iets verandert</text:p>
      <text:p text:style-name="Standaard">Als gebruiker wil ik leerlingen kunnen verwijderen zodat het systeem geen oude of foutieve gegevens bevat</text:p>
      <text:p text:style-name="Standaard">Als gebruiker wil ik leerlingen aan een klas kunnen koppelen zodat duidelijk is in welke klas een leerling z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edro Gaudencio Gato</meta:initial-creator>
    <dc:creator>Pedro Gaudencio Gato</dc:creator>
    <meta:creation-date>2026-03-13T08:32:00Z</meta:creation-date>
    <dc:date>2026-03-13T08:39:00Z</dc:date>
    <meta:template xlink:href="Normal" xlink:type="simple"/>
    <meta:editing-cycles>2</meta:editing-cycles>
    <meta:editing-duration>PT420S</meta:editing-duration>
    <meta:document-statistic meta:page-count="1" meta:paragraph-count="1" meta:word-count="90" meta:character-count="588" meta:row-count="4" meta:non-whitespace-character-count="499"/>
  </office:meta>
</office:document-meta>
</file>